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r9" style:family="presentation" style:parent-style-name="Default-subtitle">
      <style:graphic-properties draw:fill-color="#ffffff" draw:auto-grow-height="true"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P3" style:family="paragraph">
      <style:text-properties fo:font-size="3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text:span text:style-name="T1">In-lining.</text:span></text:p>
                  </text:list-item>
                  <text:list-item>
                    <text:p>Loop unrolling.</text:p>
                  </text:list-item>
                  <text:list-item>
                    <text:p>Constant folding.</text:p>
                  </text:list-item>
                  <text:list-item>
                    <text:p>Dead code elimination.</text:p>
                  </text:list-item>
                  <text:list-item>
                    <text:p>Common subexpression elimination.</text:p>
                  </text:list-item>
                  <text:list-item>
                    <text:p>Loop invariants.</text:p>
                  </text:list-item>
                  <text:list-item>
                    <text:p>And many mor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s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s C++ abuse is less of an issue since C abuse in 5large systems is an issue also.</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es without virtual methods don't have this “type” information attached to them.</text:p>
              </text:list-item>
              <text:list-item>
                <text:p>This is not the same as RTTI which adds info pointed to by the vtables.</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n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is pretty fast and should be used to distinguish between types instead.</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Virtual destructor</text:p>
          </draw:text-box>
        </draw:frame>
        <draw:frame presentation:style-name="pr6" draw:layer="layout" svg:width="25.199cm" svg:height="13.86cm" svg:x="1.4cm" svg:y="4.914cm" presentation:class="outline" presentation:user-transformed="true">
          <draw:text-box>
            <text:list text:style-name="L2">
              <text:list-item>
                <text:p>Is required if you:</text:p>
                <text:list>
                  <text:list-item>
                    <text:p>Want to destroy the class using delete.</text:p>
                  </text:list-item>
                  <text:list-item>
                    <text:p>At the delete point the pointer may point to a derived element.</text:p>
                  </text:list-item>
                  <text:list-item>
                    <text:p>Different classes in your hierarchy would like to do different things in the destructor.</text:p>
                  </text:list-item>
                </text:list>
              </text:list-item>
              <text:list-item>
                <text:p><text:span text:style-name="T1">This is not the same as having virtual methods.</text:span></text:p>
              </text:list-item>
              <text:list-item>
                <text:p><text:span text:style-name="T4">You may have virtual methods and not need a virtual destructor.</text:span></text:p>
              </text:list-item>
              <text:list-item>
                <text:p><text:span text:style-name="T4">You may have no virtual methods and need a virtual destructor. </text:span></text:p>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draw:frame presentation:style-name="pr9" draw:text-style-name="P3" draw:layer="layout" svg:width="25.199cm" svg:height="17.936cm" svg:x="1.4cm" svg:y="0.837cm" presentation:class="subtitle">
          <draw:text-box>
            <text:p><text:span text:style-name="T5">In-lining</text:span></text:p>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In-lining as C++ efficiency</text:p>
          </draw:text-box>
        </draw:frame>
        <draw:frame presentation:style-name="pr6" draw:layer="layout" svg:width="25.199cm" svg:height="13.86cm" svg:x="1.4cm" svg:y="4.914cm" presentation:class="outline">
          <draw:text-box>
            <text:list text:style-name="L2">
              <text:list-item>
                <text:p>C++ efficiency is based on compile time optimization.</text:p>
              </text:list-item>
              <text:list-item>
                <text:p>But the compiler cannot optimize what it cannot see.</text:p>
              </text:list-item>
              <text:list-item>
                <text:p>So a lot of patterns in C++ optimization are based on letting the compiler <text:span text:style-name="T1">see </text:span><text:span text:style-name="T4">more of your code.</text:span></text:p>
              </text:list-item>
              <text:list-item>
                <text:p><text:span text:style-name="T4">This makes the compiler </text:span><text:span text:style-name="T1">see through</text:span><text:span text:style-name="T4"> a lot of the abstractions that we need as developers and still do only the things that need to get done.</text:span></text:p>
              </text:list-item>
              <text:list-item>
                <text:p><text:span text:style-name="T4">We maintain a layered software which is good for maintenance while the compiler does the right thing. Good deal.</text:span></text:p>
              </text:list-item>
            </text:list>
          </draw:text-box>
        </draw:frame>
        <presentation:notes draw:style-name="dp2">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Problems of in-lining</text:p>
          </draw:text-box>
        </draw:frame>
        <draw:frame presentation:style-name="pr6" draw:layer="layout" svg:width="25.199cm" svg:height="13.86cm" svg:x="1.4cm" svg:y="4.914cm" presentation:class="outline">
          <draw:text-box>
            <text:list text:style-name="L2">
              <text:list-item>
                <text:p>The problem of in-lining is that you need to let the compiler see more of your code.</text:p>
              </text:list-item>
              <text:list-item>
                <text:p>This means you have to write more in h files.</text:p>
              </text:list-item>
              <text:list-item>
                <text:p>Which makes the compilation longer.</text:p>
              </text:list-item>
              <text:list-item>
                <text:p>And modifications to implementation now causes long project recompiles.</text:p>
              </text:list-item>
              <text:list-item>
                <text:p>This is similar to the problems of templates in C++.</text:p>
              </text:list-item>
              <text:list-item>
                <text:p>Only use when you really need the performance boost.</text:p>
              </text:list-item>
            </text:list>
          </draw:text-box>
        </draw:frame>
        <presentation:notes draw:style-name="dp2">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draw:text-box>
            <text:list text:style-name="L2">
              <text:list-item>
                <text:p>Avoiding yet another function call. Function call is not cheap since it uses the stack RAM.</text:p>
              </text:list-item>
              <text:list-item>
                <text:p>Avoiding storing registers into ram before the functions call and collecting them after the call. Since RAM access is long compared to register access then this is a very good speedup.</text:p>
              </text:list-item>
              <text:list-item>
                <text:p>Better allocation of registers since the allocation is combined between the inner and outer functions.</text:p>
              </text:list-item>
              <text:list-item>
                <text:p>Allow the compiler to do dead code elimination based on constants passed to the inner function.</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reorder instructions between the outer and inner functions and so utilize the hardware better.</text:p>
              </text:list-item>
              <text:list-item>
                <text:p>Less code executed and so less instruction cache misses.</text:p>
              </text:list-item>
              <text:list-item>
                <text:p>Allows the compiler to do loop invariant optimization if the inner function is called from a loop in the outer.</text:p>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know whether pointers passed to the inner function are really changed by it. If they are not (as in many cases) the compiler can avoid load and stores to that address. This is even in the absence of correct <text:span text:style-name="T2">const</text:span> statements.</text:p>
              </text:list-item>
              <text:list-item>
                <text:p>A function call is an optimization barrier in the outer function and it is now removed.</text:p>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In-lining - conclusions</text:p>
          </draw:text-box>
        </draw:frame>
        <draw:frame presentation:style-name="pr6" draw:layer="layout" svg:width="25.199cm" svg:height="13.86cm" svg:x="1.4cm" svg:y="4.914cm" presentation:class="outline">
          <draw:text-box>
            <text:list text:style-name="L2">
              <text:list-item>
                <text:p>In-lining provides many, many advantages to C++ programmers.</text:p>
              </text:list-item>
              <text:list-item>
                <text:p>Obviously you have to compile with optimization to get those advantages.</text:p>
              </text:list-item>
              <text:list-item>
                <text:p>And write code in header files.</text:p>
              </text:list-item>
              <text:list-item>
                <text:p>When you do optimize in-lining occurs even in non header files.</text:p>
              </text:list-item>
              <text:list-item>
                <text:p>A barrier to in-lining is calling an unknown function which usually happens when calling a virtual function. So try to avoid those in the fast path.</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draw:frame presentation:style-name="pr8" draw:layer="layout" svg:width="25.199cm" svg:height="17.936cm" svg:x="1.4cm" svg:y="0.837cm" presentation:class="subtitle">
          <draw:text-box>
            <text:p>Efficiency topics</text:p>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draw:text-box>
            <text:list text:style-name="L2">
              <text:list-item>
                <text:p>Consider the need to hold a resource which must be released (mutex, file,...)</text:p>
              </text:list-item>
              <text:list-item>
                <text:p>A common pattern is to put this resource into a class that releases the resource upon destruction.</text:p>
              </text:list-item>
              <text:list-item>
                <text:p>But if this pattern is used in the fast path then we must make sure that constructors and destructors will not hurt our performance.</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Do not allocate on the heap – do it on the stack.</text:p>
              </text:list-item>
              <text:list-item>
                <text:p>If you do use the stack then there is no “delete with unknown type” and so less need for a virtual destructor.</text:p>
              </text:list-item>
              <text:list-item>
                <text:p>Try to avoid the need for a virtual destructor in order to avoid the need to go through the virtual table and the function call.</text:p>
              </text:list-item>
              <text:list-item>
                <text:p>This does not mean you cannot use inheritance.</text:p>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Avoid virtual functions in the object in order to avoid the extra virtual pointer assignment in the constructor.</text:p>
              </text:list-item>
              <text:list-item>
                <text:p>In line the class by putting it into a header file.</text:p>
              </text:list-item>
              <text:list-item>
                <text:p>This will make sure that the construction and destruction will not trigger a function call which is expensive.</text:p>
              </text:list-item>
              <text:list-item>
                <text:p>Try to avoid composition in this case as it may create even more work which involves the heap. </text:p>
              </text:list-item>
            </text:list>
          </draw:text-box>
        </draw:frame>
        <presentation:notes draw:style-name="dp2">
          <draw:page-thumbnail draw:style-name="gr1"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Remember that constructors construct all members if not explicitly initialized using member construction syntax.</text:p>
              </text:list-item>
              <text:list-item>
                <text:p>And their parents...</text:p>
              </text:list-item>
              <text:list-item>
                <text:p>And so do destructors.</text:p>
              </text:list-item>
              <text:list-item>
                <text:p>Try to keep fast classes as simple as possible.</text:p>
              </text:list-item>
            </text:list>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Lazy construction</text:p>
          </draw:text-box>
        </draw:frame>
        <draw:frame presentation:style-name="pr6" draw:layer="layout" svg:width="25.199cm" svg:height="13.86cm" svg:x="1.4cm" svg:y="4.914cm" presentation:class="outline">
          <draw:text-box>
            <text:list text:style-name="L2">
              <text:list-item>
                <text:p>If some fast paths do not require everything that you do inside the constructor then avoid calling that work in the constructor.</text:p>
              </text:list-item>
              <text:list-item>
                <text:p>Example could be some inner member composition initialization.</text:p>
              </text:list-item>
              <text:list-item>
                <text:p>Instead only construct them lazily when needed.</text:p>
              </text:list-item>
              <text:list-item>
                <text:p>This requires careful coding that makes sure that the member is not used unless initialized.</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Redundant construction</text:p>
          </draw:text-box>
        </draw:frame>
        <draw:frame presentation:style-name="pr6" draw:layer="layout" svg:width="25.199cm" svg:height="13.86cm" svg:x="1.4cm" svg:y="4.914cm" presentation:class="outline">
          <draw:text-box>
            <text:list text:style-name="L2">
              <text:list-item>
                <text:p>When ever an object is composed of other objects and the constructor is triggered it creates the other objects using their default constructors.</text:p>
              </text:list-item>
              <text:list-item>
                <text:p>Only then is the constructor run.</text:p>
              </text:list-item>
              <text:list-item>
                <text:p>This means that if you initialize the member only <text:span text:style-name="T1">within</text:span> <text:span text:style-name="T4">your construction you are paying for redundant construction.</text:span></text:p>
              </text:list-item>
              <text:list-item>
                <text:p><text:span text:style-name="T4">Instead initialize with Class::Class():attr(args)</text:span></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Avoid creation of temporary variables </text:p>
          </draw:text-box>
        </draw:frame>
        <draw:frame presentation:style-name="pr6" draw:layer="layout" svg:width="25.199cm" svg:height="13.86cm" svg:x="1.4cm" svg:y="4.914cm" presentation:class="outline">
          <draw:text-box>
            <text:list text:style-name="L2">
              <text:list-item>
                <text:p>If you have an assignment of two types and an exact assignment operator is missing then it may be fulfilled by constructing a temporary out of the right hand side and then calling the assignment operator.</text:p>
              </text:list-item>
              <text:list-item>
                <text:p>This may be expensive.</text:p>
              </text:list-item>
              <text:list-item>
                <text:p>Try to make sure you have the right assignment operators in place to avoid these costly constructions of temporarie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Virtual functions cost</text:p>
          </draw:text-box>
        </draw:frame>
        <draw:frame presentation:style-name="pr6" draw:layer="layout" svg:width="25.199cm" svg:height="13.86cm" svg:x="1.4cm" svg:y="4.914cm" presentation:class="outline">
          <draw:text-box>
            <text:list text:style-name="L2">
              <text:list-item>
                <text:p>The assignment of the vptr.</text:p>
              </text:list-item>
              <text:list-item>
                <text:p>The extra dereference in method calls.</text:p>
              </text:list-item>
              <text:list-item>
                <text:p><text:span text:style-name="T1">The inability of the compiler to in-line the function.</text:span></text:p>
              </text:list-item>
              <text:list-item>
                <text:p><text:span text:style-name="T4">The cost of the first two seems small. The cost of the third is unknown and may be large depending on the circumstances.</text:span></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Virtual functions cost – when should you care?</text:p>
          </draw:text-box>
        </draw:frame>
        <draw:frame presentation:style-name="pr6" draw:layer="layout" svg:width="25.199cm" svg:height="13.86cm" svg:x="1.4cm" svg:y="4.914cm" presentation:class="outline">
          <draw:text-box>
            <text:list text:style-name="L2">
              <text:list-item>
                <text:p><text:span text:style-name="T4">The inability to in-line is indeed problematic but remember that the function you did not inline could be in-lined internally.</text:span></text:p>
              </text:list-item>
              <text:list-item>
                <text:p><text:span text:style-name="T4">This means that what you really care about is the call/return cost+more in-lining that is possible out of seeing the two pieces of code together.</text:span></text:p>
              </text:list-item>
              <text:list-item>
                <text:p><text:span text:style-name="T4">If your function is long then you may not care about this at all – so you should care only if your function should be very fast.</text:span></text:p>
              </text:list-item>
            </text:list>
          </draw:text-box>
        </draw:frame>
        <presentation:notes draw:style-name="dp2">
          <draw:page-thumbnail draw:style-name="gr1" draw:layer="layout" svg:width="13.968cm" svg:height="10.476cm" svg:x="3.81cm" svg:y="2.123cm" draw:page-number="82" presentation:class="page"/>
          <draw:frame presentation:style-name="pr3"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Virtual functions cost – solution 1</text:p>
          </draw:text-box>
        </draw:frame>
        <draw:frame presentation:style-name="pr6" draw:layer="layout" svg:width="25.199cm" svg:height="13.86cm" svg:x="1.4cm" svg:y="4.914cm" presentation:class="outline">
          <draw:text-box>
            <text:list text:style-name="L2">
              <text:list-item>
                <text:p>Avoid the virtual function at all.</text:p>
              </text:list-item>
              <text:list-item>
                <text:p>You may not really need virtual on it (are you over designing?)</text:p>
              </text:list-item>
              <text:list-item>
                <text:p>Write two classes instead of one (do you really want to mix them or are you just using one in any particular run?)</text:p>
              </text:list-item>
              <text:list-item>
                <text:p>Use a macro to decide which to use in each run?!?</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Virtual functions cost – solution 2</text:p>
          </draw:text-box>
        </draw:frame>
        <draw:frame presentation:style-name="pr6" draw:layer="layout" svg:width="25.199cm" svg:height="13.86cm" svg:x="1.4cm" svg:y="4.914cm" presentation:class="outline">
          <draw:text-box>
            <text:list text:style-name="L2">
              <text:list-item>
                <text:p>Pass your class to the using class as a template parameter.</text:p>
              </text:list-item>
              <text:list-item>
                <text:p>Templates are more performance friendly than inheritance hierarchies.</text:p>
              </text:list-item>
              <text:list-item>
                <text:p>They push type resolution from runtime to compile time (which we consider to be free).</text:p>
              </text:list-item>
              <text:list-item>
                <text:p>If the template class is in-line ready then it will be in-lined in the using class.</text:p>
              </text:list-item>
            </text:list>
          </draw:text-box>
        </draw:frame>
        <presentation:notes draw:style-name="dp2">
          <draw:page-thumbnail draw:style-name="gr1" draw:layer="layout" svg:width="13.968cm" svg:height="10.476cm" svg:x="3.81cm" svg:y="2.123cm" draw:page-number="84" presentation:class="page"/>
          <draw:frame presentation:style-name="pr3"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32">
        <draw:frame presentation:style-name="pr8" draw:layer="layout" svg:width="25.199cm" svg:height="17.936cm" svg:x="1.4cm" svg:y="0.837cm" presentation:class="subtitle">
          <draw:text-box>
            <text:p>References</text:p>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2-03-03T13:07:52</meta:creation-date>
    <meta:editing-duration>P1DT5H1M26S</meta:editing-duration>
    <meta:editing-cycles>41</meta:editing-cycles>
    <dc:date>2013-05-29T16:51:14</dc:date>
    <meta:generator>LibreOffice/4.0.2.2$Linux_x86 LibreOffice_project/400m0$Build-2</meta:generator>
    <meta:document-statistic meta:object-count="355"/>
  </office:meta>
</office:document-meta>
</file>